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Times, serif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/>
    </style:style>
    <style:style style:name="P2" style:family="paragraph" style:parent-style-name="Text_20_body">
      <style:paragraph-properties fo:line-height="115%" fo:text-align="center" style:justify-single-word="false"/>
      <style:text-properties fo:font-variant="normal" fo:text-transform="none" fo:font-size="11pt" fo:font-style="normal" fo:font-weight="normal"/>
    </style:style>
    <style:style style:name="P3" style:family="paragraph" style:parent-style-name="Text_20_body">
      <style:paragraph-properties fo:line-height="115%" fo:text-align="center" style:justify-single-word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5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6" style:family="paragraph" style:parent-style-name="Text_20_body">
      <style:paragraph-properties fo:margin-left="0cm" fo:margin-right="0cm" fo:line-height="12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8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1pt" fo:font-style="normal" fo:font-weight="normal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fo:font-size="11pt" fo:font-style="normal" fo:font-weight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1" fo:font-size="10.5pt" fo:font-style="normal" fo:font-weight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3" style:family="paragraph" style:parent-style-name="Text_20_body">
      <style:paragraph-properties fo:margin-left="0cm" fo:margin-right="0cm" fo:line-height="120%" fo:text-align="justify" style:justify-single-word="false" fo:text-indent="1.249cm" style:auto-text-indent="false" style:writing-mode="lr-tb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4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fo:font-size="10.5pt" fo:font-style="normal" fo:font-weight="normal"/>
    </style:style>
    <style:style style:name="P15" style:family="paragraph" style:parent-style-name="Text_20_body">
      <style:text-properties style:font-name="Times New Roman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line-height="120%" fo:text-align="justify" style:justify-single-word="false" fo:text-indent="1.249cm" style:auto-text-indent="false" style:writing-mode="lr-tb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T1" style:family="text">
      <style:text-properties fo:font-size="11pt"/>
    </style:style>
    <style:style style:name="T2" style:family="text">
      <style:text-properties fo:font-variant="normal" fo:text-transform="none" style:font-name="Times New Roman1" fo:font-size="11pt" fo:font-style="normal" fo:font-weight="normal"/>
    </style:style>
    <style:style style:name="T3" style:family="text">
      <style:text-properties officeooo:rsid="001540cd"/>
    </style:style>
    <style:style style:name="T4" style:family="text">
      <style:text-properties style:font-name="serif"/>
    </style:style>
    <style:style style:name="T5" style:family="text">
      <style:text-properties officeooo:rsid="0016a3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stos etc.</text:p>
      <text:p text:style-name="P12">Trata-se de execução penal com penas já unificadas em 07 (sete) anos, 02 (dois) meses e 20 (vinte) dias de reclusão, no regime fechado, imposta a AMILTON DOS SANTOS SILVA (evento 227). </text:p>
      <text:p text:style-name="P12">Ocorre que, no evento 229, a secretaria certificou que a decisão de evento 227 deixou de considerar o acórdão redutor referente a ação penal nº 0102615-72.2019.8.20.0001, conforme evento 1.3.</text:p>
      <text:p text:style-name="P7">Relatados.</text:p>
      <text:p text:style-name="P13">Em razão do erro material relacionado ao quantum da pena do processo criminal nº 0102615-72.2019.8.20.0001, torno sem efeitos a decisão do evento 227, e unifico em 06 (seis) anos, 02 (dois) meses e 20 (vinte) <text:span text:style-name="T5">dias</text:span> de reclusão a pena privativa de liberdade em execução nestes autos, a ser cumprida em regime fechado, face ao saldo de pena. </text:p>
      <text:p text:style-name="P8">A data base para fins de progressão de regime deve ser a da última prisão ou a da última falta grave cometida, o que for posterior.</text:p>
      <text:p text:style-name="P7">P.R.I. Comunique-se ao estabelecimento prisional e atualize-se o atestado de pena a cumprir, bem como verifique-se a situação no BNMP.</text:p>
      <text:p text:style-name="P15"/>
      <text:p text:style-name="Text_20_body"><text:line-break/><text:span text:style-name="T2">Vistos etc.</text:span></text:p>
      <text:p text:style-name="P11"><text:span text:style-name="T1">Trata-se de execução penal com penas já unificadas em </text:span>21 (vinte e um) anos, 02 dois) meses e 15 (quinze) dias de reclusão<text:span text:style-name="T1">, no regime fechado, imposta a </text:span>JOÃO EWERTON BELMIRO RANGEL <text:span text:style-name="T1">(evento 87). </text:span></text:p>
      <text:p text:style-name="P4">Ocorre que, no evento 90, a secretaria certificou que a decisão de evento 87 incorreu em erro material no resultado da soma das penas.</text:p>
      <text:p text:style-name="P4">Relatados.</text:p>
      <text:p text:style-name="P6">Em razão do erro material relacionado ao quantum da soma, torno sem efeitos a decisão do evento 87, e unifico em 19 (dezenove) anos, 07 (sete) meses e 5 (cinco) <text:span text:style-name="T3">dias</text:span> de reclusão a pena privativa de liberdade em execução nestes autos, a ser cumprida em regime fechado, face ao saldo de pena. </text:p>
      <text:p text:style-name="P5">A data base para fins de progressão de regime deve ser a da última prisão ou a da última falta grave cometida, o que for posterior.</text:p>
      <text:p text:style-name="P4">P.R.I. Comunique-se ao estabelecimento prisional e atualize-se o atestado de pena a cumprir, bem como verifique-se a situação no BNMP.</text:p>
      <text:p text:style-name="P1"/>
      <text:p text:style-name="P1"/>
      <text:p text:style-name="P2">Vistos etc.</text:p>
      <text:p text:style-name="P14"><text:span text:style-name="T1">Trata-se de execução penal com penas já unificadas em </text:span><text:span text:style-name="T4">24 (vinte e quatro) anos, 08 (oito) meses e 15 (quinze) dias</text:span> de pena privativa de liberdade<text:span text:style-name="T1">, no regime fechado, imposta a </text:span>JACKSON NASCIMENTO DA COSTA <text:span text:style-name="T1">(evento 170). </text:span></text:p>
      <text:p text:style-name="P9">Ocorre que, no evento 176, a secretaria certificou que a decisão de evento 170 incorreu em erro material no resultado da soma das penas.</text:p>
      <text:p text:style-name="P9">Relatados.</text:p>
      <text:p text:style-name="P13"><text:soft-page-break/>Em razão do erro material relacionado ao quantum da soma, torno sem efeitos a decisão do evento 170, e unifico em 24 (vinte e quatro) anos, 08 (oito) meses e 5 (cinco) dias a pena privativa de liberdade em execução nestes autos, sendo 23 (vinte e três) anos, 02 (dois) meses e 20 (vinte) dias de reclusão e 01 (um) ano, 05 (cinco) meses e 15 (quinze) dias de detenção, a ser cumprida em regime fechado, face ao saldo de pena. </text:p>
      <text:p text:style-name="P10">A data base para fins de progressão de regime deve ser a da última prisão ou a da última falta grave cometida, o que for posterior.</text:p>
      <text:p text:style-name="P9">P.R.I. Comunique-se ao estabelecimento prisional e atualize-se o atestado de pena a cumprir, bem como verifique-se a situação no BNMP.</text:p>
      <text:p text:style-name="P2"/>
      <text:p text:style-name="P1"/>
      <text:p text:style-name="P1"/>
      <text:p text:style-name="P1"/>
      <text:p text:style-name="P3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Times, serif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1T12:33:05.257000000</meta:creation-date>
    <dc:date>2022-08-18T11:01:05.208000000</dc:date>
    <meta:editing-duration>PT1H33M26S</meta:editing-duration>
    <meta:editing-cycles>4</meta:editing-cycles>
    <meta:generator>LibreOffice/5.3.1.2$Windows_X86_64 LibreOffice_project/e80a0e0fd1875e1696614d24c32df0f95f03deb2</meta:generator>
    <meta:document-statistic meta:table-count="0" meta:image-count="0" meta:object-count="0" meta:page-count="2" meta:paragraph-count="22" meta:word-count="519" meta:character-count="2973" meta:non-whitespace-character-count="2467"/>
  </office:meta>
</office:document-meta>
</file>